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===================================================</text:span></text:p>
      <text:p text:style-name="P1"><text:span text:style-name="T1"><text:tab/><text:tab/><text:tab/><text:tab/>objects in Python</text:span></text:p>
      <text:p text:style-name="P1"><text:span text:style-name="T1"><text:tab/>===================================================</text:span></text:p>
      <text:p text:style-name="P1"><text:span text:style-name="T1">=&gt;When we define a class, memory space is not created for Data Members and Methods but whose memory is created when we create an object w.r.t class name.</text:span></text:p>
      <text:p text:style-name="P1"><text:span text:style-name="T1">=&gt;The Purpose of creating an object is that "To store Data".</text:span></text:p>
      <text:p text:style-name="P1"><text:span text:style-name="T1">=&gt;To do any Data Processing, It is mandatory to create an object. </text:span></text:p>
      <text:p text:style-name="P1"><text:span text:style-name="T1">=&gt;To create an object, there must exists a class Definition otherwise we get NameError.</text:span></text:p>
      <text:p text:style-name="P2"/>
      <text:p text:style-name="P1"><text:span text:style-name="T1">Definition of object:</text:span></text:p>
      <text:p text:style-name="P1"><text:span text:style-name="T1">-----------------------------------</text:span></text:p>
      <text:p text:style-name="P1"><text:span text:style-name="T1">=&gt;Instance of a class is called object ( Instance is nothing but allocating sufficient memory space for the Data Members and Methods of a class).</text:span></text:p>
      <text:p text:style-name="P1"><text:span text:style-name="T1">-------------------------------------------------</text:span></text:p>
      <text:p text:style-name="P1"><text:span text:style-name="T1">Syntax for creating an object</text:span></text:p>
      <text:p text:style-name="P1"><text:span text:style-name="T1">-------------------------------------------------</text:span></text:p>
      <text:p text:style-name="P1"><text:span text:style-name="T1"><text:tab/><text:tab/><text:tab/> <text:s/>varname=classname() <text:s text:c="32"/></text:span></text:p>
      <text:p text:style-name="P1"><text:span text:style-name="T1"><text:tab/><text:tab/><text:tab/><text:tab/>(or)</text:span></text:p>
      <text:p text:style-name="P1"><text:span text:style-name="T1"><text:tab/><text:tab/><text:tab/>varname=classname(Val1,Val2...val-n) <text:s text:c="11"/></text:span></text:p>
      <text:p text:style-name="P2"/>
      <text:p text:style-name="P1"><text:span text:style-name="T1">Examples: <text:s/>create an object of Student</text:span></text:p>
      <text:p text:style-name="P1"><text:span text:style-name="T1"><text:tab/><text:tab/><text:tab/></text:span></text:p>
      <text:p text:style-name="P1"><text:span text:style-name="T1"><text:tab/><text:tab/><text:tab/>so=Student()</text:span></text:p>
      <text:p text:style-name="P1"><text:span text:style-name="T1">Example:- <text:s/>create an object Employee</text:span></text:p>
      <text:p text:style-name="P2"/>
      <text:p text:style-name="P1"><text:span text:style-name="T1"><text:tab/><text:tab/><text:tab/>eo=Employee(10,"Rossum")</text:span></text:p>
      <text:p text:style-name="P1"><text:span text:style-name="T1">-----------------------------------------------------------------------------------------------</text:span></text:p>
      <text:p text:style-name="P1"><text:soft-page-break/><text:span text:style-name="T1">Differences Betwwen Classes and Objects</text:span></text:p>
      <text:p text:style-name="P1"><text:span text:style-name="T1">-----------------------------------------------------------------------</text:span></text:p>
      <text:p text:style-name="P1"><text:span text:style-name="T1">Class:</text:span></text:p>
      <text:p text:style-name="P1"><text:span text:style-name="T1">------------</text:span></text:p>
      <text:p text:style-name="P1"><text:span text:style-name="T1">1) A class is a collection of Data Members and Methods</text:span></text:p>
      <text:p text:style-name="P1"><text:span text:style-name="T1">2) When we define a class, memory space is not created for Data Members and Methods and it can be treated as <text:s/>specification / model for real time application.</text:span></text:p>
      <text:p text:style-name="P1"><text:span text:style-name="T1">3) Definition of a perticular exists only once</text:span></text:p>
      <text:p text:style-name="P1"><text:span text:style-name="T1">4) When we develop any Program with OOPs principles, Class Definition <text:s/>Loaded First <text:s/>in main memory only once.</text:span></text:p>
      <text:p text:style-name="P1"><text:span text:style-name="T1">---------------</text:span></text:p>
      <text:p text:style-name="P1"><text:span text:style-name="T1">Objects:</text:span></text:p>
      <text:p text:style-name="P1"><text:span text:style-name="T1">--------------</text:span></text:p>
      <text:p text:style-name="P1"><text:span text:style-name="T1">1) Instance of a class is called Object</text:span></text:p>
      <text:p text:style-name="P1"><text:span text:style-name="T1">2) When we create an object, we get the memory space for Data members and Methods of Class.</text:span></text:p>
      <text:p text:style-name="P1"><text:span text:style-name="T1">3)w.r.t One class Definition, we can create multiple objects.</text:span></text:p>
      <text:p text:style-name="P1"><text:span text:style-name="T1">4)we can crate an object after loading the class definition otherwise we get <text:s text:c="3"/>NameError <text:s/></text:span></text:p>
      <text:p text:style-name="P1"><text:span text:style-name="T1">===============================X=================================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250" meta:character-count="2029" meta:non-whitespace-character-count="1733"/>
    <meta:generator>LibreOfficeDev/6.0.5.2$Linux_X86_64 LibreOffice_project/</meta:generator>
  </office:meta>
</office:document-meta>
</file>